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dre Murg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his is a presentation 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F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ery useful facts and statistics</text:p>
              </text:list-item>
              <text:list-item>
                <text:p>Surprising fact that doesn’t seem tru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ank You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END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2:17:01.122509442</meta:creation-date>
    <dc:date>2023-10-12T12:20:23.709997757</dc:date>
    <meta:editing-duration>PT3M26S</meta:editing-duration>
    <meta:editing-cycles>1</meta:editing-cycles>
    <meta:document-statistic meta:object-count="33"/>
    <meta:generator>LibreOffice/7.3.7.2$Linux_X86_64 LibreOffice_project/30$Build-2</meta:generator>
  </office:meta>
</office:document-meta>
</file>